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CA000004653085C00C595940D5.png" manifest:media-type="image/png"/>
  <manifest:file-entry manifest:full-path="Pictures/100000010000041A00000384291A658F4BC213AD.png" manifest:media-type="image/png"/>
  <manifest:file-entry manifest:full-path="Pictures/100000010000079E00000708CB97059CA4D14B2A.png" manifest:media-type="image/png"/>
  <manifest:file-entry manifest:full-path="Pictures/10000001000004B0000003847F15EA25D0FD28D6.png" manifest:media-type="image/png"/>
  <manifest:file-entry manifest:full-path="Pictures/100000010000079E0000038457AAA5346BA89E32.png" manifest:media-type="image/png"/>
  <manifest:file-entry manifest:full-path="Pictures/100000010000079E000004B00220E7EF8626A6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Figure 2</text:p>
          </draw:text-box>
        </draw:frame>
        <draw:frame draw:style-name="gr1" draw:text-style-name="P1" draw:layer="layout" svg:width="16.509cm" svg:height="10.159cm" svg:x="5.757cm" svg:y="2.783cm">
          <draw:image xlink:href="Pictures/100000010000079E000004B00220E7EF8626A6B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igure 3</text:p>
          </draw:text-box>
        </draw:frame>
        <draw:frame draw:style-name="gr1" draw:text-style-name="P1" draw:layer="layout" svg:width="16.509cm" svg:height="7.619cm" svg:x="5.757cm" svg:y="4.053cm">
          <draw:image xlink:href="Pictures/100000010000079E0000038457AAA5346BA89E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igure 4</text:p>
          </draw:text-box>
        </draw:frame>
        <draw:frame draw:style-name="gr1" draw:text-style-name="P1" draw:layer="layout" svg:width="10.159cm" svg:height="7.619cm" svg:x="8.932cm" svg:y="4.053cm">
          <draw:image xlink:href="Pictures/10000001000004B0000003847F15EA25D0FD28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igure 5</text:p>
          </draw:text-box>
        </draw:frame>
        <draw:frame draw:style-name="gr1" draw:text-style-name="P1" draw:layer="layout" svg:width="13.376cm" svg:height="12.347cm" svg:x="7.585cm" svg:y="3.335cm">
          <draw:image xlink:href="Pictures/100000010000079E00000708CB97059CA4D14B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igure 6</text:p>
          </draw:text-box>
        </draw:frame>
        <draw:frame draw:style-name="gr1" draw:text-style-name="P1" draw:layer="layout" svg:width="8.889cm" svg:height="7.619cm" svg:x="9.567cm" svg:y="4.053cm">
          <draw:image xlink:href="Pictures/100000010000041A00000384291A658F4BC213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Figure 7</text:p>
          </draw:text-box>
        </draw:frame>
        <draw:frame draw:style-name="gr1" draw:text-style-name="P1" draw:layer="layout" svg:width="19.049cm" svg:height="9.524cm" svg:x="4.487cm" svg:y="3.901cm">
          <draw:image xlink:href="Pictures/10000001000008CA000004653085C00C595940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1T16:59:16.769990367</meta:creation-date>
    <dc:date>2022-04-11T17:08:26.500862870</dc:date>
    <meta:editing-duration>PT9M10S</meta:editing-duration>
    <meta:editing-cycles>1</meta:editing-cycles>
    <meta:document-statistic meta:object-count="45"/>
    <meta:generator>LibreOffice/7.2.6.2$Linux_X86_64 LibreOffice_project/20$Build-2</meta:generator>
  </office:meta>
</office:document-meta>
</file>